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859in" fo:margin-left="1.2854in" table:align="left"/>
    </style:style>
    <style:style style:name="Table1.A" style:family="table-column">
      <style:table-column-properties style:column-width="3.859in"/>
    </style:style>
    <style:style style:name="Table1.A1" style:family="table-cell">
      <style:table-cell-properties fo:background-color="transparent" fo:padding="0.0382in" fo:border="0.05pt solid #000000">
        <style:background-image/>
      </style:table-cell-properties>
    </style:style>
    <style:style style:name="Table3" style:family="table">
      <style:table-properties style:width="5.0313in" fo:margin-left="0.6181in" table:align="left"/>
    </style:style>
    <style:style style:name="Table3.A" style:family="table-column">
      <style:table-column-properties style:column-width="5.0313in"/>
    </style:style>
    <style:style style:name="Table3.A1" style:family="table-cell">
      <style:table-cell-properties style:vertical-align="middle" fo:padding="0.0382in" fo:border="0.05pt solid #000000"/>
    </style:style>
    <style:style style:name="Table4" style:family="table">
      <style:table-properties style:width="6.0556in" fo:margin-left="0.4083in" table:align="left"/>
    </style:style>
    <style:style style:name="Table4.A" style:family="table-column">
      <style:table-column-properties style:column-width="6.0556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0792in" fo:margin-left="0.5014in" table:align="left"/>
    </style:style>
    <style:style style:name="Table6.A" style:family="table-column">
      <style:table-column-properties style:column-width="6.0792in"/>
    </style:style>
    <style:style style:name="Table6.A1" style:family="table-cell">
      <style:table-cell-properties fo:padding="0.0382in" fo:border="0.05pt solid #000000"/>
    </style:style>
    <style:style style:name="Table2" style:family="table">
      <style:table-properties style:width="3.0736in" fo:margin-left="1.5431in" table:align="left"/>
    </style:style>
    <style:style style:name="Table2.A" style:family="table-column">
      <style:table-column-properties style:column-width="3.0736in"/>
    </style:style>
    <style:style style:name="Table2.A1" style:family="table-cell">
      <style:table-cell-properties fo:background-color="transparent" fo:padding="0.0382in" fo:border="0.05pt solid #000000">
        <style:background-image/>
      </style:table-cell-properties>
    </style:style>
    <style:style style:name="Tabla1" style:family="table">
      <style:table-properties style:width="6.9514in" fo:margin-left="0.0021in" table:align="left"/>
    </style:style>
    <style:style style:name="Tabla1.A" style:family="table-column">
      <style:table-column-properties style:column-width="6.9514in"/>
    </style:style>
    <style:style style:name="Tabla1.A1" style:family="table-cell">
      <style:table-cell-properties fo:background-color="transparent" fo:padding="0.0382in" fo:border="0.05pt solid #000000">
        <style:background-image/>
      </style:table-cell-properties>
    </style:style>
    <style:style style:name="Table7" style:family="table">
      <style:table-properties style:width="5.3757in" fo:margin-left="0.8479in" table:align="left"/>
    </style:style>
    <style:style style:name="Table7.A" style:family="table-column">
      <style:table-column-properties style:column-width="5.3757in"/>
    </style:style>
    <style:style style:name="Table7.A1" style:family="table-cell">
      <style:table-cell-properties fo:background-color="transparent" fo:padding="0.0382in" fo:border="0.05pt solid #000000">
        <style:background-image/>
      </style:table-cell-properties>
    </style:style>
    <style:style style:name="Table8" style:family="table">
      <style:table-properties style:width="5.3757in" fo:margin-left="0.8479in" table:align="left"/>
    </style:style>
    <style:style style:name="Table8.A" style:family="table-column">
      <style:table-column-properties style:column-width="5.3757in"/>
    </style:style>
    <style:style style:name="Table8.A1" style:family="table-cell">
      <style:table-cell-properties fo:background-color="transparent" fo:padding="0.0382in" fo:border="0.05pt solid #000000">
        <style:background-image/>
      </style:table-cell-properties>
    </style:style>
    <style:style style:name="P1" style:family="paragraph" style:parent-style-name="Header">
      <style:text-properties style:font-name="Calibri1"/>
    </style:style>
    <style:style style:name="P2"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6" style:family="paragraph" style:parent-style-name="Standard">
      <style:text-properties style:font-name="Courier New" fo:font-size="9pt" style:font-size-asian="9pt" style:font-size-complex="9pt"/>
    </style:style>
    <style:style style:name="P7" style:family="paragraph" style:parent-style-name="Standard">
      <style:paragraph-properties fo:text-align="justify" style:justify-single-word="false"/>
    </style:style>
    <style:style style:name="P8" style:family="paragraph" style:parent-style-name="Text_20_body">
      <style:text-properties fo:color="#004586" style:font-name="Calibri1" fo:font-size="20pt" style:font-size-asian="20pt" style:font-size-complex="20pt"/>
    </style:style>
    <style:style style:name="P9" style:family="paragraph" style:parent-style-name="Text_20_body">
      <style:paragraph-properties fo:text-align="justify" style:justify-single-word="false"/>
      <style:text-properties fo:color="#004586" style:font-name="Calibri1" fo:font-size="13pt" fo:font-style="normal" style:font-name-asian="SimSun" style:font-size-asian="13pt" style:font-style-asian="normal" style:font-name-complex="Lucida Sans" style:font-size-complex="13pt" style:font-style-complex="normal"/>
    </style:style>
    <style:style style:name="P10" style:family="paragraph" style:parent-style-name="Text_20_body">
      <style:text-properties style:use-window-font-color="true" style:font-name="Calibri1" fo:font-size="12pt" style:font-size-asian="10.5pt" style:font-size-complex="12pt"/>
    </style:style>
    <style:style style:name="P11"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2" style:family="paragraph" style:parent-style-name="Text_20_body">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3"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4" style:family="paragraph" style:parent-style-name="Text_20_body">
      <style:paragraph-properties fo:text-align="justify" style:justify-single-word="false"/>
      <style:text-properties style:use-window-font-color="true" style:font-name="Calibri1" fo:font-size="12pt" fo:font-style="normal" style:font-name-asian="SimSun" style:font-size-asian="10.5pt" style:font-style-asian="normal" style:font-name-complex="Lucida Sans" style:font-size-complex="12pt" style:font-style-complex="normal"/>
    </style:style>
    <style:style style:name="P15" style:family="paragraph" style:parent-style-name="Text_20_body">
      <style:paragraph-properties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margin-top="0.1665in" fo:margin-bottom="0.0835in" fo:text-align="justify" style:justify-single-word="false"/>
      <style:text-properties style:use-window-font-color="true" style:font-name="Calibri1" fo:font-size="12pt" style:font-name-asian="SimSun" style:font-size-asian="10.5pt" style:font-name-complex="Lucida Sans" style:font-size-complex="12pt"/>
    </style:style>
    <style:style style:name="P19" style:family="paragraph" style:parent-style-name="Text_20_body">
      <style:paragraph-properties fo:margin-top="0.1665in" fo:margin-bottom="0.0835in"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20" style:family="paragraph" style:parent-style-name="Text_20_body">
      <style:paragraph-properties fo:margin-top="0.1665in" fo:margin-bottom="0.0835in" fo:text-align="justify" style:justify-single-word="false"/>
    </style:style>
    <style:style style:name="P21"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2" style:family="paragraph" style:parent-style-name="Text_20_body" style:list-style-name="L1">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3" style:family="paragraph" style:parent-style-name="Text_20_body">
      <style:paragraph-properties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24" style:family="paragraph" style:parent-style-name="Text_20_body">
      <style:paragraph-properties fo:text-align="justify" style:justify-single-word="false"/>
      <style:text-properties style:use-window-font-color="true" style:font-name="Calibri1" fo:font-size="12pt" fo:font-style="normal" style:font-name-asian="SimSun" style:font-size-asian="10.5pt" style:font-style-asian="normal" style:font-name-complex="Lucida Sans" style:font-size-complex="12pt" style:font-style-complex="normal"/>
    </style:style>
    <style:style style:name="P25" style:family="paragraph" style:parent-style-name="Text_20_body" style:list-style-name="L2">
      <style:text-properties style:use-window-font-color="true" style:font-name="Calibri1" fo:font-size="12pt" style:font-size-asian="10.5pt" style:font-size-complex="12pt"/>
    </style:style>
    <style:style style:name="P26" style:family="paragraph" style:parent-style-name="Text_20_body">
      <style:paragraph-properties fo:text-align="justify" style:justify-single-word="false"/>
    </style:style>
    <style:style style:name="P27" style:family="paragraph" style:parent-style-name="Heading_20_2">
      <style:text-properties fo:color="#004586" style:font-name="Calibri1" fo:font-size="13pt" fo:font-style="normal" style:font-size-asian="13pt" style:font-style-asian="normal" style:font-size-complex="13pt" style:font-style-complex="normal"/>
    </style:style>
    <style:style style:name="P28" style:family="paragraph" style:parent-style-name="Heading_20_2">
      <style:paragraph-properties fo:margin-top="0.1665in" fo:margin-bottom="0.0835in" fo:keep-with-next="always"/>
      <style:text-properties fo:color="#004586" style:font-name="Calibri1" fo:font-size="13pt" fo:font-style="normal" style:font-name-asian="SimSun" style:font-size-asian="13pt" style:font-style-asian="normal" style:font-name-complex="Lucida Sans" style:font-size-complex="13pt" style:font-style-complex="normal"/>
    </style:style>
    <style:style style:name="P29" style:family="paragraph" style:parent-style-name="Heading_20_2">
      <style:paragraph-properties fo:margin-top="0.1665in" fo:margin-bottom="0.0835in" fo:keep-with-next="always"/>
      <style:text-properties fo:color="#004586" style:font-name="Calibri1" fo:font-size="13pt" fo:font-style="normal" fo:font-weight="bold" style:font-name-asian="SimSun" style:font-size-asian="13pt" style:font-style-asian="normal" style:font-weight-asian="bold" style:font-name-complex="Lucida Sans" style:font-size-complex="13pt" style:font-style-complex="normal" style:font-weight-complex="bold"/>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Heading_20_1">
      <style:paragraph-properties fo:break-before="page"/>
      <style:text-properties fo:color="#004586" style:font-name="Calibri1" fo:font-size="20pt" style:font-size-asian="20pt" style:font-size-complex="20pt"/>
    </style:style>
    <style:style style:name="P33" style:family="paragraph" style:parent-style-name="Heading_20_1">
      <style:paragraph-properties fo:margin-top="0.1665in" fo:margin-bottom="0.0835in" fo:break-before="page" fo:keep-with-next="always"/>
    </style:style>
    <style:style style:name="P34" style:family="paragraph" style:parent-style-name="Heading_20_1">
      <style:paragraph-properties fo:margin-top="0.1665in" fo:margin-bottom="0.0835in" fo:break-before="page" fo:keep-with-next="always"/>
      <style:text-properties fo:color="#004586" style:font-name="Calibri1" fo:font-size="20pt" style:font-name-asian="SimSun" style:font-size-asian="20pt" style:font-name-complex="Lucida Sans" style:font-size-complex="20pt"/>
    </style:style>
    <style:style style:name="P35" style:family="paragraph" style:parent-style-name="Heading_20_1">
      <style:paragraph-properties fo:margin-top="0.1665in" fo:margin-bottom="0.0835in" fo:keep-with-next="always"/>
      <style:text-properties style:use-window-font-color="true" style:font-name="Calibri1" fo:font-size="12pt" style:font-name-asian="SimSun" style:font-size-asian="10.5pt" style:font-name-complex="Lucida Sans" style:font-size-complex="12pt"/>
    </style:style>
    <style:style style:name="P36" style:family="paragraph" style:parent-style-name="Heading_20_1">
      <style:paragraph-properties fo:margin-top="0.1665in" fo:margin-bottom="0.0835in" fo:keep-with-next="always"/>
      <style:text-properties fo:color="#004586" style:font-name="Calibri1" fo:font-size="20pt" style:font-size-asian="20pt" style:font-size-complex="20pt"/>
    </style:style>
    <style:style style:name="P37" style:family="paragraph" style:parent-style-name="Heading_20_1">
      <style:paragraph-properties fo:margin-top="0.1665in" fo:margin-bottom="0.0835in"/>
      <style:text-properties fo:color="#004586" style:font-name="Calibri1" fo:font-size="20pt" style:font-size-asian="20pt" style:font-size-complex="20pt"/>
    </style:style>
    <style:style style:name="P38"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39"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40" style:family="paragraph" style:parent-style-name="Standard">
      <style:paragraph-properties fo:text-align="center" style:justify-single-word="false"/>
      <style:text-properties fo:color="#004586" style:font-name="Calibri1" fo:font-size="24pt" fo:language="es" fo:country="UY" fo:font-weight="bold" style:font-size-asian="24pt" style:font-weight-asian="bold" style:font-size-complex="24pt" style:font-weight-complex="bold"/>
    </style:style>
    <style:style style:name="T1" style:family="text">
      <style:text-properties fo:color="#004586" style:font-name="Calibri1" fo:font-size="20pt" style:font-size-asian="20pt" style:font-size-complex="20pt"/>
    </style:style>
    <style:style style:name="T2" style:family="text">
      <style:text-properties fo:color="#004586" style:font-name="Calibri1" fo:font-size="20pt" style:font-name-asian="SimSun" style:font-size-asian="20pt" style:font-name-complex="Lucida Sans" style:font-size-complex="20pt"/>
    </style:style>
    <style:style style:name="T3" style:family="text">
      <style:text-properties fo:color="#004586" style:font-name="Calibri1" fo:font-size="13pt" fo:font-style="normal" style:font-size-asian="13pt" style:font-style-asian="normal" style:font-size-complex="13pt" style:font-style-complex="normal"/>
    </style:style>
    <style:style style:name="T4" style:family="text">
      <style:text-properties fo:color="#004586" style:font-name="Calibri1" fo:font-size="13pt" fo:font-style="normal" style:font-name-asian="SimSun" style:font-size-asian="13pt" style:font-style-asian="normal" style:font-name-complex="Lucida Sans" style:font-size-complex="13pt" style:font-style-complex="normal"/>
    </style:style>
    <style:style style:name="T5" style:family="text">
      <style:text-properties style:font-name="Calibri1" fo:font-size="20pt" style:font-size-asian="20pt" style:font-size-complex="20pt"/>
    </style:style>
    <style:style style:name="T6" style:family="text">
      <style:text-properties style:use-window-font-color="true" style:font-name="Calibri1" fo:font-size="12pt" style:font-name-asian="SimSun" style:font-size-asian="10.5pt" style:font-name-complex="Lucida Sans" style:font-size-complex="12pt"/>
    </style:style>
    <style:style style:name="T7"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8" style:family="text">
      <style:text-properties style:use-window-font-color="true" style:font-name="Calibri1" fo:font-size="12pt" fo:font-style="normal" style:font-size-asian="10.5pt" style:font-style-asian="normal" style:font-size-complex="12pt" style:font-style-complex="normal"/>
    </style:style>
    <style:style style:name="T9" style:family="text">
      <style:text-properties style:use-window-font-color="true" style:font-name="Calibri1" fo:font-size="12pt" fo:font-style="normal" style:font-name-asian="SimSun" style:font-size-asian="10.5pt" style:font-style-asian="normal" style:font-name-complex="Lucida Sans" style:font-size-complex="12pt" style:font-style-complex="normal"/>
    </style:style>
    <style:style style:name="T10" style:family="text">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
      <text:p text:style-name="P4"/>
      <text:p text:style-name="P4"/>
      <text:p text:style-name="P4"/>
      <text:p text:style-name="P5">Diseño de Compiladores</text:p>
      <text:p text:style-name="P39">Intérprete de Ruby</text:p>
      <text:p text:style-name="P40">5 de Julio 2012</text:p>
      <text:p text:style-name="P2"/>
      <text:p text:style-name="P2"/>
      <text:p text:style-name="P2"/>
      <text:p text:style-name="P2"/>
      <text:p text:style-name="P2"/>
      <text:p text:style-name="P2"/>
      <text:p text:style-name="P2"/>
      <text:p text:style-name="P2"/>
      <text:p text:style-name="P2"/>
      <text:p text:style-name="P2"/>
      <text:p text:style-name="P3">Casiraghi Martín, Marcelo 4.703.481-6 <text:s/>(marcelocasiraghi@gmail.com)</text:p>
      <text:p text:style-name="P3">Rodríguez Blanco, Martín 4.123.589-6 (merodriguezblanco@gmail.com)</text:p>
      <text:p text:style-name="P3">Suttner Michelena, Sebastian 4.216.541-8 (sebastian.suttner@gmail.com)</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31"><text:a xlink:type="simple" xlink:href="#__RefHeading__230_1752393114" text:style-name="Index_20_Link" text:visited-style-name="Index_20_Link">Introducción<text:tab/>3</text:a></text:p>
          <text:p text:style-name="P31"><text:a xlink:type="simple" xlink:href="#__RefHeading__108_1752393114" text:style-name="Index_20_Link" text:visited-style-name="Index_20_Link">Herramientas Utilizadas<text:tab/>4</text:a></text:p>
          <text:p text:style-name="P31"><text:a xlink:type="simple" xlink:href="#__RefHeading__110_1752393114" text:style-name="Index_20_Link" text:visited-style-name="Index_20_Link">Análisis Léxico<text:tab/>5</text:a></text:p>
          <text:p text:style-name="P30"><text:a xlink:type="simple" xlink:href="#__RefHeading__2689_1998396921" text:style-name="Index_20_Link" text:visited-style-name="Index_20_Link">Comentarios<text:tab/>5</text:a></text:p>
          <text:p text:style-name="P30"><text:a xlink:type="simple" xlink:href="#__RefHeading__2691_1998396921" text:style-name="Index_20_Link" text:visited-style-name="Index_20_Link">Inclusión de archivos<text:tab/>6</text:a></text:p>
          <text:p text:style-name="P30"><text:a xlink:type="simple" xlink:href="#__RefHeading__2693_1998396921" text:style-name="Index_20_Link" text:visited-style-name="Index_20_Link">Identificadores y cadenas de caracteres<text:tab/>8</text:a></text:p>
          <text:p text:style-name="P30"><text:a xlink:type="simple" xlink:href="#__RefHeading__2695_1998396921" text:style-name="Index_20_Link" text:visited-style-name="Index_20_Link">Acceso a elementos de un arreglo<text:tab/>8</text:a></text:p>
          <text:p text:style-name="P31"><text:a xlink:type="simple" xlink:href="#__RefHeading__112_1752393114" text:style-name="Index_20_Link" text:visited-style-name="Index_20_Link">Análisis Sintáctico<text:tab/>9</text:a></text:p>
          <text:p text:style-name="P30"><text:a xlink:type="simple" xlink:href="#__RefHeading__2697_1998396921" text:style-name="Index_20_Link" text:visited-style-name="Index_20_Link">Producciones de la gramática<text:tab/>9</text:a></text:p>
          <text:p text:style-name="P31"><text:a xlink:type="simple" xlink:href="#__RefHeading__2665_1998396921" text:style-name="Index_20_Link" text:visited-style-name="Index_20_Link">Árbol Sintáctico<text:tab/>11</text:a></text:p>
          <text:p text:style-name="P31"><text:a xlink:type="simple" xlink:href="#__RefHeading__2667_1998396921" text:style-name="Index_20_Link" text:visited-style-name="Index_20_Link">Ambiente de Ejecución<text:tab/>12</text:a></text:p>
          <text:p text:style-name="P30"><text:a xlink:type="simple" xlink:href="#__RefHeading__2669_1998396921" text:style-name="Index_20_Link" text:visited-style-name="Index_20_Link">AST<text:tab/>12</text:a></text:p>
          <text:p text:style-name="P30"><text:a xlink:type="simple" xlink:href="#__RefHeading__2671_1998396921" text:style-name="Index_20_Link" text:visited-style-name="Index_20_Link">Tabla de Símbolos<text:tab/>12</text:a></text:p>
          <text:p text:style-name="P30"><text:a xlink:type="simple" xlink:href="#__RefHeading__2673_1998396921" text:style-name="Index_20_Link" text:visited-style-name="Index_20_Link">Tabla de Clases<text:tab/>13</text:a></text:p>
          <text:p text:style-name="P31"><text:a xlink:type="simple" xlink:href="#__RefHeading__2675_1998396921" text:style-name="Index_20_Link" text:visited-style-name="Index_20_Link">Compilación del código y casos de prueba<text:tab/>14</text:a></text:p>
          <text:p text:style-name="P31"><text:a xlink:type="simple" xlink:href="#__RefHeading__2707_1998396921" text:style-name="Index_20_Link" text:visited-style-name="Index_20_Link">Bibliografía<text:tab/>15</text:a></text:p>
        </text:index-body>
      </text:table-of-content>
      <text:p text:style-name="P8"/>
      <text:h text:style-name="P32" text:outline-level="1"><text:bookmark text:name="__RefHeading__230_1752393114"/>Introducción<text:bookmark-end text:name="__RefHeading__230_1752393114"/></text:h>
      <text:p text:style-name="P11"><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11"><text:tab/>Si bien logramos el objetivo (con algunas consideraciones que aclararemos a continuación), conseguimos bajar a tierra lo estudiado y aprendido en el curso.</text:p>
      <text:p text:style-name="P11"><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11"/>
      <text:p text:style-name="P11"/>
      <text:h text:style-name="P32" text:outline-level="1"><text:bookmark text:name="__RefHeading__108_1752393114"/>Herramientas Utilizadas<text:bookmark-end text:name="__RefHeading__108_1752393114"/></text:h>
      <text:p text:style-name="P16"><text:span text:style-name="T5"><text:tab/></text:span><text:span text:style-name="T7">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3"><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p>
      <text:p text:style-name="P13"><text:tab/>Bison es un generador de análisis sintáctico de propósito general que convierte una descripción gramatical para una gramática libre de contexto LALR(1) en un programa C que analice esa gramática.</text:p>
      <text:p text:style-name="P13"><text:tab/>Para el control de versiones del proyecto, utilizamos el software Git diseñado por Linus Torwalds y creamos un repositorio remoto privado en GitHub para su almacenamiento. Esto nos permitió una gran flexibilidad al momento de trabajar por separado en distintas partes del proyecto, evitando que cada uno de los compañeros pisara el trabajo del otro.</text:p>
      <text:p text:style-name="P13"><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p>
      <text:h text:style-name="P33" text:outline-level="1"><text:bookmark text:name="__RefHeading__110_1752393114"/><text:span text:style-name="T1">Análisis </text:span><text:span text:style-name="T2">Léxico</text:span><text:bookmark-end text:name="__RefHeading__110_1752393114"/></text:h>
      <text:p text:style-name="P16"><text:tab/><text:span text:style-name="T7">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span></text:p>
      <text:p text:style-name="P13"><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6">%{</text:p>
            <text:p text:style-name="P6"><text:s text:c="3"/>Declarations</text:p>
            <text:p text:style-name="P6">%}</text:p>
            <text:p text:style-name="P6"><text:s text:c="3"/>Definitions</text:p>
            <text:p text:style-name="P6">%%</text:p>
            <text:p text:style-name="P6"><text:s text:c="3"/>Rules</text:p>
            <text:p text:style-name="P6">%%</text:p>
            <text:p text:style-name="P6"><text:s text:c="3"/>User subroutines</text:p>
          </table:table-cell>
        </table:table-row>
      </table:table>
      <text:p text:style-name="P20"><text:tab/><text:span text:style-name="T6">A su vez, creamos el archivo bison ruby_grammar.y que provee al e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 de la bibliografía.</text:span></text:p>
      <text:p text:style-name="P18"><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1281007800" text:style-name="L1">
        <text:list-item>
          <text:p text:style-name="P22">Comentarios de una y de múltiples líneas.</text:p>
        </text:list-item>
        <text:list-item>
          <text:p text:style-name="P22">Inclusión de archivos ruby mediante “require” y “load”.</text:p>
        </text:list-item>
        <text:list-item>
          <text:p text:style-name="P22">Identificadores y cadenas de caracteres.</text:p>
        </text:list-item>
        <text:list-item>
          <text:p text:style-name="P22">Acceso a elementos de un arreglo.</text:p>
        </text:list-item>
      </text:list>
      <text:p text:style-name="P13"/>
      <text:h text:style-name="P28" text:outline-level="2"><text:bookmark text:name="__RefHeading__2689_1998396921"/>Comentarios<text:bookmark-end text:name="__RefHeading__2689_1998396921"/></text:h>
      <text:p text:style-name="P13"><text:tab/>Para implementar los comentarios de una sola línea declaramos en la sección de reglas la expresión regular #.*. En el caso de los comentarios multilínea utilizamos estados. </text:p>
      <text:p text:style-name="P13"><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3"><text:soft-page-break/><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3"/>
      <table:table table:name="Table3" table:style-name="Table3">
        <table:table-column table:style-name="Table3.A"/>
        <table:table-row>
          <table:table-cell table:style-name="Table3.A1" office:value-type="string">
            <text:p text:style-name="P6">%x COMMENT</text:p>
            <text:p text:style-name="P6">...</text:p>
            <text:p text:style-name="P6">%%</text:p>
            <text:p text:style-name="P6">...</text:p>
            <text:p text:style-name="P6">^=begin[ \n] <text:s text:c="5"/>{ BEGIN COMMENT; <text:s text:c="12"/>}</text:p>
            <text:p text:style-name="P6">&lt;COMMENT&gt;^=end <text:s text:c="3"/>{ BEGIN INITIAL; <text:s text:c="12"/>}</text:p>
            <text:p text:style-name="P6">&lt;COMMENT&gt;.|\n <text:s text:c="4"/>{ ; <text:s text:c="25"/>}</text:p>
            <text:p text:style-name="P6">&lt;COMMENT&gt;&lt;&lt;EOF&gt;&gt; <text:s/>{ return yyerror("comment"); }</text:p>
            <text:p text:style-name="P6">...</text:p>
          </table:table-cell>
        </table:table-row>
      </table:table>
      <text:p text:style-name="P13"/>
      <text:p text:style-name="P13"><text:tab/>Como se puede apreciar, en caso de encontrarse el caracter de fin de archivo EOF, se debe retornar un error al parser ya que no se marco en el archivo ruby el fin de comentario.</text:p>
      <text:p text:style-name="P13"/>
      <text:h text:style-name="P28" text:outline-level="2"><text:bookmark text:name="__RefHeading__2691_1998396921"/>Inclusión de archivos<text:bookmark-end text:name="__RefHeading__2691_1998396921"/></text:h>
      <text:p text:style-name="P13"><text:tab/>Para implementar la inclusión de archivos de ruby nos basamos en las estructuras y algoritmos presentados en el capítulo 2 de [...]. Explicamos brevemente la implementación de los patrones y estructuras utilizadas, una explicación mucho más detallada se encuentra en la bibliografía mencionada.</text:p>
      <text:p text:style-name="P13"><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3"><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3"><text:tab/>Luego, declaramos las siguientes expresiones regulares con su código de activación correspondiente:</text:p>
      <text:p text:style-name="P13"/>
      <text:p text:style-name="P13"/>
      <text:p text:style-name="P13"/>
      <text:p text:style-name="P13"/>
      <text:p text:style-name="P13"/>
      <table:table table:name="Table4" table:style-name="Table4">
        <table:table-column table:style-name="Table4.A"/>
        <text:soft-page-break/>
        <table:table-row>
          <table:table-cell table:style-name="Table4.A1" office:value-type="string">
            <text:p text:style-name="P6">^load[ \t]*[\"] <text:s text:c="16"/>{ BEGIN LOAD_INCLUSION; }</text:p>
            <text:p text:style-name="P6">&lt;LOAD_INCLUSION&gt;[^\"]+ <text:s text:c="9"/>{</text:p>
            <text:p text:style-name="P6"><text:s text:c="35"/>{</text:p>
            <text:p text:style-name="P6"><text:s text:c="37"/>int c;</text:p>
            <text:p text:style-name="P6"><text:s text:c="37"/>while ((c = input()) &amp;&amp; c != '\n') {};</text:p>
            <text:p text:style-name="P6"><text:s text:c="35"/>};</text:p>
            <text:p text:style-name="P6"><text:s text:c="35"/>yylineno++;</text:p>
            <text:p text:style-name="P6"><text:s text:c="35"/>if (!open_file(strdup(yytext))) {</text:p>
            <text:p text:style-name="P6"><text:s text:c="37"/>yyterminate(); <text:s text:c="8"/>/* No such file. */</text:p>
            <text:p text:style-name="P6"><text:s text:c="35"/>}</text:p>
            <text:p text:style-name="P6"><text:s text:c="35"/>BEGIN INITIAL;</text:p>
            <text:p text:style-name="P6"><text:s text:c="33"/>}</text:p>
            <text:p text:style-name="P6">&lt;LOAD_INCLUSION&gt;.|\n <text:s text:c="12"/>{</text:p>
            <text:p text:style-name="P6"><text:s text:c="35"/>file_bad_inclusion_line_error(yylineno);</text:p>
            <text:p text:style-name="P6"><text:s text:c="35"/>yyterminate();</text:p>
            <text:p text:style-name="P6"><text:s text:c="33"/>}</text:p>
            <text:p text:style-name="P6">&lt;&lt;EOF&gt;&gt; <text:s text:c="25"/>{</text:p>
            <text:p text:style-name="P6"><text:s text:c="35"/>if (!close_file()) {</text:p>
            <text:p text:style-name="P6"><text:s text:c="37"/>yyterminate();</text:p>
            <text:p text:style-name="P6"><text:s text:c="35"/>}</text:p>
            <text:p text:style-name="P6"><text:s text:c="33"/>}</text:p>
          </table:table-cell>
        </table:table-row>
      </table:table>
      <text:p text:style-name="P13"><text:s/></text:p>
      <text:p text:style-name="P13"><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3"><text:tab/>Pero previo a la llamada “open_file” se incluyen dentro del estado LOAD_INCLUSION dos patrones más que se encargan del resto de lo que se encuentre luego de machear el nombre del archivo, en cuyo caso se retorna el error que corresponda.</text:p>
      <text:p text:style-name="P13"><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3"><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3"/>
      <text:p text:style-name="P13"/>
      <text:h text:style-name="P28" text:outline-level="2"><text:bookmark text:name="__RefHeading__2693_1998396921"/><text:soft-page-break/>Identificadores y cadenas de caracteres<text:bookmark-end text:name="__RefHeading__2693_1998396921"/></text:h>
      <text:p text:style-name="P13"><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6">[@]?[a-zA-Z_@][a-zA-Z0-9_]*(\?)? {</text:p>
            <text:p text:style-name="P6"><text:s text:c="35"/>yylval.string = malloc((strlen(yytext)+1)*sizeof(char));</text:p>
            <text:p text:style-name="P6"><text:s text:c="35"/>strcpy(yylval.string, yytext);</text:p>
            <text:p text:style-name="P6"><text:s text:c="35"/>return IDENTIFIER;</text:p>
            <text:p text:style-name="P6"><text:s text:c="33"/>} </text:p>
          </table:table-cell>
        </table:table-row>
      </table:table>
      <text:p text:style-name="P13"/>
      <text:p text:style-name="P13"><text:tab/>Como se puede apreciar, se almacena en yylval la cadena de caracteres escaneada (que se almacena en yytext) y retornamos el token IDENTIFIER. Luego, en el parser utilizamos dicha cadena de caracteres para almacenarla en el árbol sintáctico.</text:p>
      <text:p text:style-name="P13"/>
      <text:h text:style-name="P28" text:outline-level="2"><text:bookmark text:name="__RefHeading__2695_1998396921"/>Acceso a elementos de un arreglo<text:bookmark-end text:name="__RefHeading__2695_1998396921"/></text:h>
      <text:p text:style-name="P13"><text:tab/>Como decisión de diseño optamos por machear el acceso a una posición del arreglo desde el lexer, en lugar de generar producciones en la gramática que lo hicieran. Esto lo hicimos así debido a que, cuando intentamos agregar producciones en la gramática que parsearán el acceso a un elemento del arreglo, se producían múltiples conflictos shift/reduce que no pudimos resolver agregando prioridades.</text:p>
      <text:p text:style-name="P13"><text:tab/>Por tal razón, controlamos el acceso al arreglo desde el lexer de la siguiente forma:</text:p>
      <table:table table:name="Table6" table:style-name="Table6">
        <table:table-column table:style-name="Table6.A"/>
        <table:table-row>
          <table:table-cell table:style-name="Table6.A1" office:value-type="string">
            <text:p text:style-name="P6">"["[0-9]+"]" <text:s text:c="8"/>{</text:p>
            <text:p text:style-name="P6"><text:s text:c="23"/>yylval.string = malloc((strlen(yytext)+1)*sizeof(char));</text:p>
            <text:p text:style-name="P6"><text:s text:c="23"/>strcpy(yylval.string, yytext);</text:p>
            <text:p text:style-name="P6"><text:s text:c="23"/>return ARRAY_ACCESS;</text:p>
            <text:p text:style-name="P6"><text:s text:c="21"/>}</text:p>
          </table:table-cell>
        </table:table-row>
      </table:table>
      <text:p text:style-name="P13"/>
      <text:p text:style-name="P13"><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33" text:outline-level="1"><text:bookmark text:name="__RefHeading__112_1752393114"/><text:span text:style-name="T1">Análisis </text:span><text:span text:style-name="T2">Sintáctico</text:span><text:bookmark-end text:name="__RefHeading__112_1752393114"/></text:h>
      <text:p text:style-name="P16"><text:tab/>Precisamos generar y utilizar un analizador sintáctico que se base en una gramática definida por nosotros. Para ellos utilizamos Bison enlazado con nuestro archivo de Flex para que trabajen en conjunto.<text:span text:style-name="T7"> Creamos el archivo bison ruby_grammar.y que contiene las producciones de la gramática junto con sus precedencias y estructuras auxiliares. La estructura del archivo es la siguiente:</text:span></text:p>
      <table:table table:name="Table2" table:style-name="Table2">
        <table:table-column table:style-name="Table2.A"/>
        <table:table-row>
          <table:table-cell table:style-name="Table2.A1" office:value-type="string">
            <text:p text:style-name="P6">%{</text:p>
            <text:p text:style-name="P6"><text:s text:c="2"/>C declarations</text:p>
            <text:p text:style-name="P6">%}</text:p>
            <text:p text:style-name="P6"><text:s text:c="2"/>Bison declarations</text:p>
            <text:p text:style-name="P6">%%</text:p>
            <text:p text:style-name="P6"><text:s text:c="2"/>Grammar rules</text:p>
            <text:p text:style-name="P6">%%</text:p>
            <text:p text:style-name="P6"><text:s text:c="2"/>Additional C code</text:p>
          </table:table-cell>
        </table:table-row>
      </table:table>
      <text:p text:style-name="P16"/>
      <text:p text:style-name="P13"><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p>
      <text:p text:style-name="P13"><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3"/>
      <text:h text:style-name="P29" text:outline-level="2"><text:bookmark text:name="__RefHeading__2697_1998396921"/>Producciones de la gramática<text:bookmark-end text:name="__RefHeading__2697_1998396921"/></text:h>
      <text:p text:style-name="P13"><text:tab/>Explicaremos en esta sección cómo definimos las reglas grama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3"><text:tab/>Las declaraciones pueden consistir de una clase, una definición de una función, un iterador (while) o condicionales (if y case). Se agregaron las producciones para cada una de las declaraciones anteriores, pero no se conside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3"><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text:soft-page-break/>considera como nombre de una clase una constante (las constantes comienzan con letra mayúscula según el patrón definido en el lexer).</text:p>
      <text:p text:style-name="P13"><text:tab/>Las definiciones de funciones consideran que los argumentos pasados por parámetros se encuentren o no entre paréntesis, como también se tomó en cuenta que las declaraciones de funciones no cuenten con parámetro alguno.</text:p>
      <text:p text:style-name="P13"><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3"><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34" text:outline-level="1"><text:bookmark text:name="__RefHeading__2665_1998396921"/>Árbol Sintáctico<text:bookmark-end text:name="__RefHeading__2665_1998396921"/></text:h>
      <text:p text:style-name="P15"><text:tab/>Para construir el árbol sintáctico nos basamos fuertemente en las estructuras utilizadas en el capítulo 3 de [2], ya que nos pareció una forma muy intuitiva y sencilla de generar el mismo. Los archivos que contienen las estructuras de datos, los constructores de los nodos del árbol y su implementación se encuentran en los archivos “structures.h”, “ast.h” y “ast.c” respectivamente. También se cuenta con otros módulos que implementan funciones auxiliares como, por ejemplo, para calcular el largo de una lista.</text:p>
      <text:p text:style-name="P15"><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el código de acción de la producción gramatical que corresponda. Por ejemplo, al ser parseado “1+1” se genera un nodo (ast_node) en el AST de tipo OP_PLUS que contiene un link al operador izquierdo y otro link al operador derecho.</text:p>
      <text:p text:style-name="P15"><text:tab/>En el parser, se tuvo que hacer uso del constructor %union para declarar los tipos a ser utilizados por los símbolos (terminales y no terminales) de la gramática. En este constructor incluimos los tipos necesarios para construir los nodos del árbol. Una vez que el union está definido, le decimos a Bison el tipo que tiene cada símbolo poniendo el nombre adecuado de cada union entre “&lt; &gt;” a la izquierda de su declaración.</text:p>
      <text:p text:style-name="P15"><text:tab/>De esta forma generamos un nodo para cada expresión gramatical (que contenga elementos que valga la pena ser guardados) y luego recorremos el AST para evaluarlo como explicamos en la siguiente sección.</text:p>
      <text:p text:style-name="P15"/>
      <text:p text:style-name="P17"><text:span text:style-name="T1">Análisis </text:span><text:span text:style-name="T2">Semántico</text:span></text:p>
      <text:p text:style-name="P16"><text:tab/><text:span text:style-name="T10">Dado que la declaración de variables en Ruby no es tipada, nuestro análisis semántico se realiza al mismo tiempo que se va interpretando el código. Contamos con una función a nivel de C que evalúa un cada del árbol. Aplicamos esa función al nodo raíz de nuestro AST, logrando que recursivamente se ejecute nuestro código de entrada nodo a nodo.</text:span></text:p>
      <text:p text:style-name="P15"><text:tab/>Si bien se recomienda generar representación intermedia, tomamos la decisión de no generarla dado que fue posible evaluar el AST directamente y no contamos con el tiempo para integrarlo. Aún así somos conscientes de sus ventajas, tales como el desacoplamiento que provee entre el Frontend y el Backend.</text:p>
      <text:p text:style-name="P15"><text:tab/>Aprovechado la información de las estructuras que generamos, en tiempo de ejecución se puede determinar de qué tipo es lo que se está evaluando. Por lo tanto, al momento de ejecutar, si una operación entre dos nodos no es soportada, se devuelve el error correspondiente, pero todo esto se realiza cuando el programa ya está ejecutando.</text:p>
      <text:p text:style-name="P15"/>
      <text:p text:style-name="P15"><text:soft-page-break/><text:tab/>A modo de ejemplo se presenta el siguiente código de la función que evalúa el árbol para retornar un resultado. En este ejemplo, se distingue cómo se ejecutaría un operador de “mayor que” (greater than), comparando según el tipo de los nodos en cuestión.</text:p>
      <text:p text:style-name="P7"/>
      <table:table table:name="Tabla1" table:style-name="Tabla1">
        <table:table-column table:style-name="Tabla1.A"/>
        <table:table-row>
          <table:table-cell table:style-name="Tabla1.A1" office:value-type="string">
            <text:p text:style-name="P6">case N_OP_CMP_GT : {</text:p>
            <text:p text:style-name="P6"><text:s text:c="20"/>struct ast* left <text:s/>= eval_ast(node-&gt;left);</text:p>
            <text:p text:style-name="P6"><text:s text:c="20"/>struct ast* right = eval_ast(node-&gt;right);</text:p>
            <text:p text:style-name="P6"/>
            <text:p text:style-name="P6"><text:s text:c="20"/>// int &gt; int || int &gt; double || double &gt; int || double &gt; double</text:p>
            <text:p text:style-name="P6"><text:s text:c="20"/>if ((left-&gt;node_type == N_INTEGER <text:s/>|| left-&gt;node_type == N_DOUBLE) &amp;&amp;</text:p>
            <text:p text:style-name="P6"><text:s text:c="23"/>(right-&gt;node_type == N_INTEGER || right-&gt;node_type == N_DOUBLE)) {</text:p>
            <text:p text:style-name="P6"><text:s text:c="24"/>int value = (double_value(left) &gt; double_value(right)) ? 1 : 0;</text:p>
            <text:p text:style-name="P6"><text:s text:c="24"/>return new_bool_node(value);</text:p>
            <text:p text:style-name="P6"><text:s text:c="20"/>}</text:p>
            <text:p text:style-name="P6"><text:s text:c="19"/>...</text:p>
            <text:p text:style-name="P6"><text:s text:c="19"/>... <text:s/>/* Distinto soporte de tipos */</text:p>
            <text:p text:style-name="P6"><text:s text:c="19"/>...</text:p>
            <text:p text:style-name="P6"><text:s text:c="19"/>else{</text:p>
            <text:p text:style-name="P6"><text:s text:c="21"/>type_error(left-&gt;node_type, right-&gt;node_type);</text:p>
            <text:p text:style-name="P6"><text:s text:c="19"/>}</text:p>
          </table:table-cell>
        </table:table-row>
      </table:table>
      <text:h text:style-name="P35" text:outline-level="1"/>
      <text:h text:style-name="P37" text:outline-level="1"><text:bookmark text:name="__RefHeading__2667_1998396921"/>Ambiente de Ejecución<text:bookmark-end text:name="__RefHeading__2667_1998396921"/></text:h>
      <text:p text:style-name="P11"><text:tab/>Mientras ejecutamos la evaluación de nuestro AST, precisamos de estructuras en memoria que guardan y llevanregistro de variables, funciones, clases. Nuestro ambiente de ejecución consta de tres estructuras principales en memoria.</text:p>
      <text:list xml:id="list2185933141" text:style-name="L2">
        <text:list-item>
          <text:p text:style-name="P25">AST</text:p>
        </text:list-item>
        <text:list-item>
          <text:p text:style-name="P25">Tabla de Símbolos</text:p>
        </text:list-item>
        <text:list-item>
          <text:p text:style-name="P25">Tabla de Clases</text:p>
        </text:list-item>
      </text:list>
      <text:p text:style-name="P10"/>
      <text:h text:style-name="P27" text:outline-level="2"><text:bookmark text:name="__RefHeading__2669_1998396921"/>AST<text:bookmark-end text:name="__RefHeading__2669_1998396921"/></text:h>
      <text:p text:style-name="Text_20_body"><text:span text:style-name="T3"><text:tab/></text:span><text:span text:style-name="T8">Ya fue descripto previamente.</text:span></text:p>
      <text:h text:style-name="P28" text:outline-level="2"><text:bookmark text:name="__RefHeading__2671_1998396921"/>Tabla de Símbolos<text:bookmark-end text:name="__RefHeading__2671_1998396921"/></text:h>
      <text:p text:style-name="P14"><text:tab/>Definimos en las declaraciones C del archivo 'ruby_grammar.y' una variable que la utilizaremos como variable global llamada 'sym_table' de tipo 'struct scope*'. Este tipo funciona simplemente como una lista encadenada de scopes (simbolizando un stack) y cada uno de ellos mantiene una lista de símbolos.</text:p>
      <text:p text:style-name="P14"/>
      <text:p text:style-name="P14"><text:soft-page-break/><text:tab/>En cada lista de símbolos guardamos variables y funciones que hayan sido asignadas o declaradas respectivamente. Contamos con una estructura llamada 'sym' que abarca los dos casos mencionados.</text:p>
      <text:p text:style-name="P14"><text:tab/>A lo largo del código nos encontramos con sentencias que requieren trabajar sobre distintos scopes, como por ejemplo llamadas a métodos y bloques. Por lo tanto contamos con funciones que nos permites hacer push y pop a nuestro stack de scopes.</text:p>
      <text:p text:style-name="P14"/>
      <table:table table:name="Table7" table:style-name="Table7">
        <table:table-column table:style-name="Table7.A"/>
        <table:table-row>
          <table:table-cell table:style-name="Table7.A1" office:value-type="string">
            <text:p text:style-name="P6">extern struct scope* sym_table;</text:p>
            <text:p text:style-name="P6"/>
            <text:p text:style-name="P6">struct sym {</text:p>
            <text:p text:style-name="P6"><text:s text:c="2"/>char* name; <text:s text:c="13"/>/* name of symbol */</text:p>
            <text:p text:style-name="P6"><text:s text:c="2"/>int sym_type; <text:s text:c="11"/>/* type of symbol: SYM_FUNC || SYM_VAR */</text:p>
            <text:p text:style-name="P6"><text:s text:c="2"/>struct ast* ast; <text:s text:c="8"/>/* value of symbol */ </text:p>
            <text:p text:style-name="P6"><text:s text:c="2"/>struct list_node* args; <text:s/>/* function arguments */<text:tab/></text:p>
            <text:p text:style-name="P6"><text:s text:c="2"/>struct sym* next; <text:s text:c="7"/>/* next symbol */</text:p>
            <text:p text:style-name="P6">};</text:p>
            <text:p text:style-name="P6"/>
            <text:p text:style-name="P6">struct scope {</text:p>
            <text:p text:style-name="P6"><text:s text:c="2"/>struct sym* sym_list;</text:p>
            <text:p text:style-name="P6"><text:s text:c="2"/>struct scope* next;</text:p>
            <text:p text:style-name="P6">};</text:p>
          </table:table-cell>
        </table:table-row>
      </table:table>
      <text:p text:style-name="P9"><text:tab/></text:p>
      <text:p text:style-name="P16"><text:span text:style-name="T4"><text:tab/></text:span><text:span text:style-name="T9">Es importante destacar que al llamar a variables, sólo estarán disponibles si pertenecen a los símbolos al último scope pusheado (scope actual de ejecución).</text:span></text:p>
      <text:h text:style-name="P28" text:outline-level="2"><text:bookmark text:name="__RefHeading__2673_1998396921"/>Tabla de Clases<text:bookmark-end text:name="__RefHeading__2673_1998396921"/></text:h>
      <text:p text:style-name="P14"><text:tab/>A medida que se declaran clases, debemos mantener registro de sus declaraciones. Para ello definimos una variable que la utilizaremos como variable global llamada 'class_table' de tipo 'struct class*'. </text:p>
      <text:p text:style-name="P14"><text:tab/>Cada clase mantiene su propia tabla de símbolos, donde se guardarán sus atributos y métodos asociados. Luego cuando se instancie un objeto y tenga que ir a buscar sus métodos, podrá referenciar y consultar los datos de su clase.</text:p>
      <text:p text:style-name="P14"/>
      <table:table table:name="Table8" table:style-name="Table8">
        <table:table-column table:style-name="Table8.A"/>
        <table:table-row>
          <table:table-cell table:style-name="Table8.A1" office:value-type="string">
            <text:p text:style-name="P6">extern struct class* class_table;</text:p>
            <text:p text:style-name="P6"/>
            <text:p text:style-name="P6">struct class {</text:p>
            <text:p text:style-name="P6"><text:s text:c="2"/>char* name;</text:p>
            <text:p text:style-name="P6"><text:s text:c="2"/>int sym_type;</text:p>
            <text:p text:style-name="P6"><text:s text:c="2"/>struct sym* sym_list; // SYM_CLASS_VAR, SYM_INST_VAR, SYM_FUNC</text:p>
            <text:p text:style-name="P6"><text:s text:c="2"/>struct class* next;</text:p>
            <text:p text:style-name="P6">};</text:p>
          </table:table-cell>
        </table:table-row>
      </table:table>
      <text:h text:style-name="P36" text:outline-level="1"/>
      <text:h text:style-name="P32" text:outline-level="1"><text:bookmark text:name="__RefHeading__2675_1998396921"/>Compilación del código y casos de prueba<text:bookmark-end text:name="__RefHeading__2675_1998396921"/></text:h>
      <text:p text:style-name="P13"><text:tab/>Para compilar los archivos de nuestro intérprete optamos inicialmente por crear un archivo makefile. Sin embargo, no pudimos escribirlo en forma correcta, ya que la compilación nunca resultaba exitosa. Por tal razón optamos por generar dos archivos scripts: “clean.sh” y “compile.sh” que se comportan de la misma forma que hacer un “make clean” y un “make” respectivamente. También generamos posteriormente un archivo de nombre “all.sh” que ejecuta los scripts anteriores en forma consecutiva, con el único motivo de tipear menos.</text:p>
      <text:p text:style-name="P13"><text:tab/>Para compilar el archivo “ruby_grammar.y” agregamos la bandera “-v”, que genera un archivo de nombre “ruby_grammar.output”. Este último contiene todos los estados de la máquina de estados generada por Bison para la gramática, junto con los conflictos de tipo shift/reduce y reduce/reduce presentes en la gramática (en caso de existir alguno). Cabe destacar que este archivo nos ayudo en gran forma al momento de tener que resolver los conflictos que surgían en la gramática.</text:p>
      <text:p text:style-name="P13"><text:tab/>Para testear que el comportamiento del interprete fuera el esperado, se realizaron varias <text:span text:style-name="T11">suites</text:span> de tests. Los mismos se encuentran dentro del directorio “tests/” y se separan en unitarios y de integración. Mientras que los unitarios fueron generados con el objetivo de validar operaciones atómicas, los tests de integración buscaron hacer uso de los diferentes componentes del lenguaje.</text:p>
      <text:p text:style-name="P13"><text:tab/>Los tests pueden ser considerados como los casos de prueba del obligatorio y para correrlos se generó un script “<text:span text:style-name="T11">run_tests.sh</text:span><text:span text:style-name="T12">” en el root de la carpeta entregada. </text:span></text:p>
      <text:p text:style-name="P13"><text:span text:style-name="T12"><text:tab/>El script </text:span><text:span text:style-name="T11">run_tests.sh</text:span><text:span text:style-name="T12"> genera una salida que verifica si los casos de prueba fueron correctos o no. La misma consiste en una cadena de puntos, donde cada uno representa si la ejecución de un determinado archivo de test fue exitosa o no, siendo un punto verde la representación de un caso exitoso y un punto rojo el contrario.</text:span></text:p>
      <text:p text:style-name="P15"><text:tab/>Para correr la suite entera de casos de prueba se debe seguir los siguientes simples pasos. En el root, ejecutar:</text:p>
      <text:p text:style-name="P15"><text:tab/>&gt;sh all.sh</text:p>
      <text:p text:style-name="P15"><text:tab/>&gt;sh run_tests.sh </text:p>
      <text:p text:style-name="P19"><text:bookmark text:name="__RefHeading__234_1752393114"/>En un caso exitoso, esto debería retornar una lista vertical de puntos verdes junto con la cantidad de tests que fueron corridos (contamos con un total de 71 casos de prueba).<text:bookmark-end text:name="__RefHeading__234_1752393114"/></text:p>
      <text:h text:style-name="P34" text:outline-level="1"><text:bookmark text:name="__RefHeading__2707_1998396921"/>Bibliografía<text:bookmark-end text:name="__RefHeading__2707_1998396921"/></text:h>
      <text:p text:style-name="P12"/>
      <text:p text:style-name="Text_20_body"><text:span text:style-name="T7">[1] Teórico del curso de la materia, </text:span><text:a xlink:type="simple" xlink:href="http://www.fing.edu.uy/inco/cursos/compil/teorico.html">http://www.fing.edu.uy/inco/cursos/compil/teorico.html</text:a></text:p>
      <text:p text:style-name="P12"/>
      <text:p text:style-name="P12">[2] Flex &amp; Bison, John Levine, editorial O'Reilly</text:p>
      <text:p text:style-name="P12"/>
      <text:p text:style-name="Text_20_body"><text:span text:style-name="T7">[3] APIdock, </text:span><text:a xlink:type="simple" xlink:href="http://apidock.com/">http://apidock.com/</text:a></text:p>
      <text:p text:style-name="P12"/>
      <text:p text:style-name="Text_20_body"><text:span text:style-name="T7">[4] Documentación online de ruby, </text:span><text:a xlink:type="simple" xlink:href="http://rubydoc.info/">http://rubydoc.info/</text:a></text:p>
      <text:p text:style-name="P12"/>
      <text:p text:style-name="Text_20_body"><text:span text:style-name="T7">[5] Construcción de compiladores usando Flex y Bison, </text:span><text:a xlink:type="simple" xlink:href="http://www.fing.edu.uy/inco/cursos/compil/material/compiler-construction-flex-bison.pdf">http://www.fing.edu.uy/inco/cursos/compil/material/compiler-construction-flex-bison.pdf</text:a></text:p>
      <text:p text:style-name="P12"/>
      <text:p text:style-name="Text_20_body"><text:span text:style-name="T7">[6] Ruby in twenty minutes, </text:span><text:a xlink:type="simple" xlink:href="http://www.ruby-lang.org/en/documentation/quickstart/">http://www.ruby-lang.org/en/documentation/quickstart/</text:a></text:p>
      <text:p text:style-name="P12"/>
      <text:p text:style-name="Text_20_body"><text:span text:style-name="T7">[7] Sintaxis BNF del lenguaje ruby, </text:span><text:a xlink:type="simple" xlink:href="http://www.cse.buffalo.edu/~regan/cse305/RubyBNF.pdf">http://www.cse.buffalo.edu/~regan/cse305/RubyBNF.pdf</text:a></text:p>
      <text:p text:style-name="P12"/>
      <text:p text:style-name="Text_20_body"><text:span text:style-name="T7">[8] Writing your own toy compiler using Flex, Bison and LLVM, </text:span><text:a xlink:type="simple" xlink:href="http://gnuu.org/2009/09/18/writing-your-own-toy-compiler/">http://gnuu.org/2009/09/18/writing-your-own-toy-compiler/</text:a></text:p>
      <text:p text:style-name="P12"/>
      <text:p text:style-name="Text_20_body"><text:span text:style-name="T7">[9] Using Flex and Bison, </text:span><text:a xlink:type="simple" xlink:href="http://www.mactech.com/articles/mactech/Vol.16/16.07/UsingFlexandBison/index.html">http://www.mactech.com/articles/mactech/Vol.16/16.07/UsingFlexandBison/index.html</text:a></text:p>
      <text:p text:style-name="P12"/>
      <text:p text:style-name="Text_20_body"><text:span text:style-name="T7">[10] Compiler construction using Flex and Bison, </text:span><text:a xlink:type="simple" xlink:href="http://foja.dcs.fmph.uniba.sk/kompilatory/docs/compiler.pdf">http://foja.dcs.fmph.uniba.sk/kompilatory/docs/compiler.pdf</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Diseño de Compiladores</text:p>
      </style:header>
      <style:footer>
        <text:p text:style-name="Footer"><text:page-number text:select-page="current">15</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20:56:01</dc:date>
    <meta:editing-duration>PT7H57M52S</meta:editing-duration>
    <meta:editing-cycles>109</meta:editing-cycles>
    <meta:generator>LibreOffice/3.4$Unix LibreOffice_project/340m1$Build-402</meta:generator>
    <meta:document-statistic meta:table-count="9" meta:image-count="0" meta:object-count="0" meta:page-count="15" meta:paragraph-count="214" meta:word-count="3478" meta:character-count="23976" meta:non-whitespace-character-count="19306"/>
  </office:meta>
</office:document-meta>
</file>